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5">PW - </text:span>Département des Permis et Autorisations - Direction de <text:span text:style-name="T11">VILLE</text:span></text:p><text:p text:style-name="P3">ADRESSE</text:p><text:p text:style-name="P13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Transmis<text:span text:style-name="T6">sion</text:span> <text:span text:style-name="T5">des éléments de l'enquête publique</text:span></text:p>
      <text:p text:style-name="P15"><text:span text:style-name="T5">de permis intégré</text:span></text:p>
      <text:p text:style-name="P4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text:span text:style-name="T4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4">Import depuis reference.odt</text:span></text:p>
      <text:p text:style-name="P9"/>
      <text:p text:style-name="P5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4">Monsieur le Fonctionnaire Technique</text:span>,</text:p>
      <text:p text:style-name="P5"/>
      <text:p text:style-name="P7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7">Nous vous en souhaitons bonne réception et nous vous prions d'agréer, <text:span text:style-name="T12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5:07.126308029</dc:date>
    <dc:language>fr-FR</dc:language>
    <meta:editing-cycles>117</meta:editing-cycles>
    <meta:editing-duration>P1DT10H19M43S</meta:editing-duration>
    <dc:creator>bleybaert</dc:creator>
    <meta:document-statistic meta:table-count="0" meta:image-count="0" meta:object-count="0" meta:page-count="1" meta:paragraph-count="17" meta:word-count="140" meta:character-count="1107" meta:non-whitespace-character-count="1006"/>
    <meta:user-defined meta:name="Info 1"/>
    <meta:user-defined meta:name="Info 2"/>
    <meta:user-defined meta:name="Info 3"/>
    <meta:user-defined meta:name="Info 4"/>
  </office:meta>
</office:document-meta>
</file>